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ba063" officeooo:paragraph-rsid="000ba063"/>
    </style:style>
    <style:style style:name="P2" style:family="paragraph" style:parent-style-name="Standard">
      <style:text-properties officeooo:rsid="000c1bf1" officeooo:paragraph-rsid="000c1bf1"/>
    </style:style>
    <style:style style:name="T1" style:family="text">
      <style:text-properties officeooo:rsid="000c1bf1"/>
    </style:style>
    <style:style style:name="T2" style:family="text">
      <style:text-properties officeooo:rsid="000d9f24"/>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oisas para colocar na página Quem Sou:</text:p>
      <text:p text:style-name="P1"/>
      <text:p text:style-name="P1">1. Me chamo Nicário Laube de Souza Oliveira, tenho 27 anos, sou formado em Analise de Desenvolvimento de Sistemas desde 2016, porém, minha única atuação na área foi em suporte técnico. Quando me formei, não consegui me apaixonar por nenhuma área, o que me levou a passar os últimos anos tentando me reencontrar. Comecei faculdades diferentes como: Psicologia e Enfermagem, mas, também não me encontrei. Trabalhei em diversas áreas distintas como Call Center, Governança, Administração, Suporte Técnico, <text:span text:style-name="T1">Recrutamento e Seleção</text:span>. Quando a pandemia começou, eu estava desiludido sobre a vida, e me tranquei no meu quarto por meses a fio. Graças aos meus pais, comecei a cuidar da minha saúde, com acompanhamento <text:span text:style-name="T1">P</text:span>sicológico e Psiquiátrico, foi quando me diagnosticaram com TDAH e Transtorno Esquizóide. Com a melhora do meu <text:span text:style-name="T1">quadro</text:span>, decide me aventurar em abrir um negócio, foi quando, junto com meu irmão designer, abrimos um estúdio de Design Gráfico e Editorial em casa, e começamos a fazer freelancers. <text:span text:style-name="T1">No meio dos trabalhos que começamos a fazer, comecei a gostar de marketing, o que me levou a estudar e fazer alguns cursos da área, mas o que realmente me brilhou os olhos e fez eu me apaixonar, foram as demandas de trabalhos relacionados a construção de site, o que me levou a pesquisar mais sobre o assunto e decidir me especializar em Desenvolvimento Front End.</text:span></text:p>
      <text:p text:style-name="P1"/>
      <text:p text:style-name="P2">2. Atualmente estou cursando Desenvolvimento Full Stack pela Impacta, um curso de 6 meses focado na especialização do desenvolvimento front end e back end de um site, durante o curso será visto HTML, CSS, Javascript, React, Angular, ASP.net, C#, SQL, Scrum, UX, Design Thinking entre outros. Além disso, faço alguns cursos da Alura, afim de me especializar mais e mais, estou estudando PHP, Figma e Ux. Nos últimos 2 a 3 meses, estive estudando sozinho o básico de programação, participando de Bootcamps, fazendo cursos online e botando em prática o que tenho aprendido. Além disso, tenho um canal no Youtube, onde posto exemplos básicos de utilização do Javascript, HTML e CSS. A longo prazo, penso em me desenvolver mais e mais no conhecimento voltado para sites, aplicando meus conhecimento em Marketing, Ux, SEO, Front End e Back End. Acredito que o profissional completo, conhece todos os passos de uma produção, por isso estou me focando em aprender tudo ao meu alcance afim de <text:span text:style-name="T2">me tornar um profissional completo e qualificado.</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6-24T09:26:18.328027402</meta:creation-date>
    <dc:date>2022-06-24T10:58:17.473644531</dc:date>
    <meta:editing-duration>PT1H1M7S</meta:editing-duration>
    <meta:editing-cycles>1</meta:editing-cycles>
    <meta:document-statistic meta:table-count="0" meta:image-count="0" meta:object-count="0" meta:page-count="1" meta:paragraph-count="3" meta:word-count="402" meta:character-count="2438" meta:non-whitespace-character-count="2039"/>
    <meta:generator>LibreOffice/7.3.3.2$Linux_X86_64 LibreOffice_project/30$Build-2</meta:generator>
  </office:meta>
</office:document-meta>
</file>